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ac2" officeooo:paragraph-rsid="001fc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 meu nome é Samantha.</text:p>
      <text:p text:style-name="P1"/>
      <text:p text:style-name="P1">Atualmente trabalho na área da previdência social em um escritório de advocacia. Com esse curso busco expandir meu conhecimen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6T21:32:36.940000000</meta:creation-date>
    <dc:date>2025-04-16T21:36:05.697000000</dc:date>
    <meta:editing-duration>PT3M29S</meta:editing-duration>
    <meta:editing-cycles>1</meta:editing-cycles>
    <meta:document-statistic meta:table-count="0" meta:image-count="0" meta:object-count="0" meta:page-count="1" meta:paragraph-count="2" meta:word-count="24" meta:character-count="153" meta:non-whitespace-character-count="131"/>
    <meta:generator>LibreOffice/7.1.8.1$Windows_X86_64 LibreOffice_project/e1f30c802c3269a1d052614453f260e49458c82c</meta:generator>
  </office:meta>
</office:document-meta>
</file>